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page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 style:list-style-name="L1">
      <style:text-properties fo:language="en" fo:country="US"/>
    </style:style>
    <style:style style:name="P4" style:family="paragraph" style:parent-style-name="Heading_20_1">
      <style:text-properties style:font-name="Times New Roman"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SimInTech Purpose</text:h>
          </table:table-cell>
        </table:table-row>
        <table:table-row table:style-name="Table1.2">
          <table:table-cell table:style-name="Table1.A2" office:value-type="string">
            <text:p text:style-name="P1">SimInTech <text:span text:style-name="T2">implements the following modes of operation:</text:span></text:p>
            <text:list xml:id="list1418537323178766436" text:style-name="L1">
              <text:list-item>
                <text:p text:style-name="P3"><text:span text:style-name="T1">MODELING</text:span>, which ensures: </text:p>
                <text:list>
                  <text:list-item>
                    <text:p text:style-name="P3">modeling of non-stationary processes in continuous, discrete and hybrid technical systems including for data interchange (synchronous or asynchronous) available with external programs and devices;</text:p>
                  </text:list-item>
                  <text:list-item>
                    <text:p text:style-name="P3">edition of parameters of block diagram and calculations in on-line mode;</text:p>
                  </text:list-item>
                  <text:list-item>
                    <text:p text:style-name="P3">real-time calculations or in simulation time zoom mode;</text:p>
                  </text:list-item>
                  <text:list-item>
                    <text:p text:style-name="P3">re-start, back-up and display of modeling results.</text:p>
                  </text:list-item>
                </text:list>
              </text:list-item>
              <text:list-item>
                <text:p text:style-name="P3"><text:span text:style-name="T1">MONITORING AND CONTROL</text:span>, which allows:</text:p>
                <text:list>
                  <text:list-item>
                    <text:p text:style-name="P3">electronic (virtual) analogs of measuring instruments and control devices to be generated for operational monitoring and control of transient processes in a modeling object;</text:p>
                  </text:list-item>
                  <text:list-item>
                    <text:p text:style-name="P3">statical signals processing (including external ones) based on fast Fourier transform to be carried out.</text:p>
                  </text:list-item>
                </text:list>
              </text:list-item>
              <text:list-item>
                <text:p text:style-name="P3"><text:span text:style-name="T1">CODE GENERATION</text:span>, which provides:</text:p>
                <text:list>
                  <text:list-item>
                    <text:p text:style-name="P3">automatic generation of a code in C language for one or, when in bulk mode, for several target systems using algorithm schemes typed in SimInTech;</text:p>
                  </text:list-item>
                  <text:list-item>
                    <text:p text:style-name="P3">assembly of a designed module, its loading onto a target system, tuning of module (algorithm) execution on an external target system;</text:p>
                  </text:list-item>
                  <text:list-item>
                    <text:p text:style-name="P3">automated arrangement of intradevice exchange in case several devices are programmed simultaneously.</text:p>
                  </text:list-item>
                </text:list>
              </text:list-item>
              <text:list-item>
                <text:p text:style-name="P3"><text:span text:style-name="T1">ANALYSIS</text:span>, which provides:</text:p>
                <text:list>
                  <text:list-item>
                    <text:p text:style-name="P3">calculations of amplitude-phase frequency characteristics for any linear system and for a majority of non-linear systems (logarithmic gain, phase-frequency characteristic, different hodographs, etc.);</text:p>
                    <text:p text:style-name="P3"/>
                  </text:list-item>
                  <text:list-item>
                    <text:p text:style-name="P3">calculation of coefficients, poles and zeros for transfer functions.</text:p>
                  </text:list-item>
                </text:list>
              </text:list-item>
              <text:list-item>
                <text:p text:style-name="P3"><text:span text:style-name="T1">OPTIMIZATION</text:span>, which allows the following tasks to be solved:</text:p>
                <text:list>
                  <text:list-item>
                    <text:p text:style-name="P3">parametric optimization of the automatic control system and identification of experimental data;</text:p>
                  </text:list-item>
                  <text:list-item>
                    <text:p text:style-name="P3">synthesis of optimal regulators and optimal control in multicriteron setting in case of available restrictions for values of dynamic variables, control actions, parameters of automatic control system elements, performance functionals.</text:p>
                  </text:list-item>
                </text:list>
              </text:list-item>
              <text:list-item>
                <text:p text:style-name="P3"><text:span text:style-name="T1">SYNTHESIS</text:span>, which allows:</text:p>
                <text:list>
                  <text:list-item>
                    <text:p text:style-name="P3">regulators with preset characteristics to be synthesized using the frequency and root methods.</text:p>
                  </text:list-item>
                </text:list>
              </text:list-item>
            </text:list>
            <text:p text:style-name="P2"><text:span text:style-name="T3">Note</text:span>: <text:span text:style-name="T2">presently (May, 2013) modes ANALYSIS, OPTIMIZATION and SYNTHESIS are under internal testing and unavailable for the distributed version of SimInTech.</text:span></text:p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азначение SimInTech</dc:title>
    <dc:date>2014-02-10T15:43:44.98</dc:date>
    <meta:generator>OpenOffice_Beta/4.1.0$Win32 OpenOffice.org_project/410m14$Build-9760</meta:generator>
    <meta:editing-duration>PT8H16M4S</meta:editing-duration>
    <meta:editing-cycles>144</meta:editing-cycles>
    <meta:document-statistic meta:table-count="1" meta:image-count="0" meta:object-count="0" meta:page-count="2" meta:paragraph-count="23" meta:word-count="311" meta:character-count="2170"/>
    <meta:user-defined meta:name="Поле 1"/>
    <meta:user-defined meta:name="Поле 2"/>
    <meta:user-defined meta:name="Поле 3"/>
    <meta:user-defined meta:name="Поле 4"/>
  </office:meta>
</office:document-meta>
</file>